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29.2pt"/>
    </style:style>
    <style:style style:name="co5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8.3pt" fo:break-before="auto" style:use-optimal-row-height="true"/>
    </style:style>
    <style:style style:name="ro7" style:family="table-row">
      <style:table-row-properties style:row-height="59.95pt" fo:break-before="auto" style:use-optimal-row-height="true"/>
    </style:style>
    <style:style style:name="ro8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ans" style:font-name-asian="Droid Sans Fallback" style:font-name-complex="Lohit Marathi"/>
    </style:style>
    <style:style style:name="ce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5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16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pt"/>
    </style:style>
    <style:style style:name="ce17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0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65" calcext:value-type="float">
            <text:p>8.165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default-cell-style-name="ce8"/>
        <table:table-column table:style-name="co1" table:number-columns-repeated="3" table:default-cell-style-name="ce8"/>
        <table:table-column table:style-name="co4" table:default-cell-style-name="ce8"/>
        <table:table-column table:style-name="co3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6-14" calcext:value-type="date" table:number-columns-spanned="1" table:number-rows-spanned="2">
            <text:p>2018-06-14</text:p>
          </table:table-cell>
          <table:table-cell table:style-name="ce9" office:value-type="string" calcext:value-type="string">
            <text:p>Initial record</text:p>
          </table:table-cell>
          <table:table-cell table:style-name="ce9" table:formula="of:=1318000+1000+150+800+24" office:value-type="float" office:value="1319974" calcext:value-type="float">
            <text:p>1319974</text:p>
          </table:table-cell>
          <table:table-cell table:style-name="ce9" table:formula="of:=1950+24" office:value-type="float" office:value="1974" calcext:value-type="float">
            <text:p>1974</text:p>
          </table:table-cell>
          <table:table-cell table:style-name="ce9" table:number-columns-repeated="4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Globe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number-columns-repeated="2"/>
          <table:table-cell table:style-name="ce9" office:value-type="string" calcext:value-type="string">
            <text:p>GoSakto:100MB Left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6-15" calcext:value-type="date" table:number-columns-spanned="1" table:number-rows-spanned="5">
            <text:p>2018-06-15</text:p>
          </table:table-cell>
          <table:table-cell table:style-name="ce9" office:value-type="string" calcext:value-type="string">
            <text:p>Jeep</text:p>
          </table:table-cell>
          <table:table-cell table:style-name="ce9" table:number-columns-repeated="2"/>
          <table:table-cell table:style-name="ce9" table:formula="of:=8+8" office:value-type="float" office:value="16" calcext:value-type="float">
            <text:p>16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Breakfast</text:p>
          </table:table-cell>
          <table:table-cell table:style-name="ce9" table:number-columns-repeated="2"/>
          <table:table-cell table:style-name="ce9" office:value-type="float" office:value="134" calcext:value-type="float">
            <text:p>134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7-11</text:p>
          </table:table-cell>
          <table:table-cell table:style-name="ce9" table:number-columns-repeated="2"/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 table:style-name="ce9" office:value-type="string" calcext:value-type="string">
            <text:p>Bottled wat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9" office:value-type="string" calcext:value-type="string">
            <text:p>Lunch</text:p>
          </table:table-cell>
          <table:table-cell table:style-name="ce9" table:number-columns-repeated="2"/>
          <table:table-cell table:style-name="ce9" table:formula="of:=130+115" office:value-type="float" office:value="245" calcext:value-type="float">
            <text:p>245</text:p>
          </table:table-cell>
          <table:table-cell table:style-name="ce9" table:number-columns-repeated="2"/>
          <table:table-cell table:style-name="ce9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Globe</text:p>
          </table:table-cell>
          <table:table-cell table:style-name="ce9" table:number-columns-repeated="2"/>
          <table:table-cell table:style-name="ce9" office:value-type="float" office:value="300" calcext:value-type="float">
            <text:p>300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7" office:value-type="date" office:date-value="2018-06-16" calcext:value-type="date">
            <text:p>2018-06-16</text:p>
          </table:table-cell>
          <table:table-cell table:style-name="ce10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17" calcext:value-type="date">
            <text:p>2018-06-17</text:p>
          </table:table-cell>
          <table:table-cell table:style-name="ce9" office:value-type="string" calcext:value-type="string">
            <text:p>Karmen</text:p>
          </table:table-cell>
          <table:table-cell table:style-name="ce9" table:formula="of:=370+51+16" office:value-type="float" office:value="437" calcext:value-type="float">
            <text:p>437</text:p>
          </table:table-cell>
          <table:table-cell table:style-name="ce9" office:value-type="float" office:value="437" calcext:value-type="float">
            <text:p>437</text:p>
          </table:table-cell>
          <table:table-cell table:style-name="ce9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18" calcext:value-type="date" table:number-columns-spanned="1" table:number-rows-spanned="5">
            <text:p>2018-06-18</text:p>
          </table:table-cell>
          <table:table-cell table:style-name="ce9" office:value-type="string" calcext:value-type="string">
            <text:p>Breakfast</text:p>
          </table:table-cell>
          <table:table-cell table:style-name="ce9" table:number-columns-repeated="2"/>
          <table:table-cell table:style-name="ce9" office:value-type="float" office:value="51" calcext:value-type="float">
            <text:p>51</text:p>
          </table:table-cell>
          <table:table-cell table:style-name="ce9" table:number-columns-repeated="2"/>
          <table:table-cell table:style-name="ce9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Jeep</text:p>
          </table:table-cell>
          <table:table-cell table:style-name="ce9" table:number-columns-repeated="2"/>
          <table:table-cell table:style-name="ce9" office:value-type="float" office:value="16" calcext:value-type="float">
            <text:p>16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9" office:value-type="string" calcext:value-type="string">
            <text:p>Lunch</text:p>
          </table:table-cell>
          <table:table-cell table:style-name="ce9" table:number-columns-repeated="2"/>
          <table:table-cell table:style-name="ce9" table:formula="of:=220+90" office:value-type="float" office:value="310" calcext:value-type="float">
            <text:p>310</text:p>
          </table:table-cell>
          <table:table-cell table:style-name="ce9" table:number-columns-repeated="2"/>
          <table:table-cell table:style-name="ce9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4">
          <table:covered-table-cell table:style-name="ce7"/>
          <table:table-cell table:style-name="ce9" office:value-type="string" calcext:value-type="string">
            <text:p>MINISTOP</text:p>
          </table:table-cell>
          <table:table-cell table:style-name="ce9" table:number-columns-repeated="2"/>
          <table:table-cell table:style-name="ce9" office:value-type="float" office:value="125" calcext:value-type="float">
            <text:p>125</text:p>
          </table:table-cell>
          <table:table-cell table:style-name="ce9" table:number-columns-repeated="2"/>
          <table:table-cell table:style-name="ce9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Karmen</text:p>
          </table:table-cell>
          <table:table-cell table:number-columns-repeated="2" table:style-name="ce9" office:value-type="float" office:value="1000" calcext:value-type="float">
            <text:p>1000</text:p>
          </table:table-cell>
          <table:table-cell table:style-name="ce9" table:number-columns-repeated="4"/>
          <table:table-cell table:number-columns-repeated="1016"/>
        </table:table-row>
        <table:table-row table:style-name="ro3">
          <table:table-cell table:style-name="ce7" office:value-type="date" office:date-value="2018-06-19" calcext:value-type="date" table:number-columns-spanned="1" table:number-rows-spanned="8">
            <text:p>2018-06-19</text:p>
          </table:table-cell>
          <table:table-cell table:style-name="ce9" office:value-type="string" calcext:value-type="string">
            <text:p>BDO</text:p>
          </table:table-cell>
          <table:table-cell table:style-name="ce9"/>
          <table:table-cell table:style-name="ce9" office:value-type="float" office:value="3000" calcext:value-type="float">
            <text:p>300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Globe</text:p>
          </table:table-cell>
          <table:table-cell table:style-name="ce9" table:number-columns-repeated="2"/>
          <table:table-cell table:style-name="ce9" office:value-type="float" office:value="200" calcext:value-type="float">
            <text:p>200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9" office:value-type="string" calcext:value-type="string">
            <text:p>Breakfast</text:p>
          </table:table-cell>
          <table:table-cell table:style-name="ce9" table:number-columns-repeated="2"/>
          <table:table-cell table:style-name="ce9" office:value-type="float" office:value="150" calcext:value-type="float">
            <text:p>150</text:p>
          </table:table-cell>
          <table:table-cell table:style-name="ce9" table:number-columns-repeated="2"/>
          <table:table-cell table:style-name="ce9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9" office:value-type="string" calcext:value-type="string">
            <text:p>Cash &amp; Carry</text:p>
          </table:table-cell>
          <table:table-cell table:style-name="ce9" table:number-columns-repeated="2"/>
          <table:table-cell table:style-name="ce9" office:value-type="float" office:value="80" calcext:value-type="float">
            <text:p>80</text:p>
          </table:table-cell>
          <table:table-cell table:style-name="ce9" table:number-columns-repeated="2"/>
          <table:table-cell table:style-name="ce9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Photoline</text:p>
          </table:table-cell>
          <table:table-cell table:style-name="ce9" table:number-columns-repeated="2"/>
          <table:table-cell table:style-name="ce9" office:value-type="float" office:value="255" calcext:value-type="float">
            <text:p>255</text:p>
          </table:table-cell>
          <table:table-cell table:style-name="ce9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9" office:value-type="string" calcext:value-type="string">
            <text:p>7-11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number-columns-repeated="2"/>
          <table:table-cell table:style-name="ce9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LaoBeiJing</text:p>
          </table:table-cell>
          <table:table-cell table:style-name="ce9" table:number-columns-repeated="2"/>
          <table:table-cell table:style-name="ce9" office:value-type="float" office:value="170" calcext:value-type="float">
            <text:p>170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Tricycle</text:p>
          </table:table-cell>
          <table:table-cell table:style-name="ce9" table:number-columns-repeated="2"/>
          <table:table-cell table:style-name="ce9" office:value-type="float" office:value="50" calcext:value-type="float">
            <text:p>50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7" office:value-type="date" office:date-value="2018-06-20" calcext:value-type="date" table:number-columns-spanned="1" table:number-rows-spanned="5">
            <text:p>2018-06-20</text:p>
          </table:table-cell>
          <table:table-cell table:style-name="ce9" office:value-type="string" calcext:value-type="string">
            <text:p>Jeep</text:p>
          </table:table-cell>
          <table:table-cell table:style-name="ce9" table:number-columns-repeated="2"/>
          <table:table-cell table:style-name="ce9" office:value-type="float" office:value="16" calcext:value-type="float">
            <text:p>16</text:p>
          </table:table-cell>
          <table:table-cell table:style-name="ce9" table:number-columns-repeated="3"/>
          <table:table-cell table:number-columns-repeated="1016"/>
        </table:table-row>
        <table:table-row table:style-name="ro6">
          <table:covered-table-cell table:style-name="ce7"/>
          <table:table-cell table:style-name="ce9" office:value-type="string" calcext:value-type="string">
            <text:p>Breakfast</text:p>
          </table:table-cell>
          <table:table-cell table:style-name="ce9" table:number-columns-repeated="2"/>
          <table:table-cell table:style-name="ce9" office:value-type="float" office:value="150" calcext:value-type="float">
            <text:p>150</text:p>
          </table:table-cell>
          <table:table-cell table:style-name="ce9" table:number-columns-repeated="2"/>
          <table:table-cell table:style-name="ce9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9" office:value-type="string" calcext:value-type="string">
            <text:p>Lunch</text:p>
          </table:table-cell>
          <table:table-cell table:style-name="ce9" table:number-columns-repeated="2"/>
          <table:table-cell table:style-name="ce9" office:value-type="float" office:value="130" calcext:value-type="float">
            <text:p>130</text:p>
          </table:table-cell>
          <table:table-cell table:style-name="ce9" table:number-columns-repeated="2"/>
          <table:table-cell table:style-name="ce9" office:value-type="string" calcext:value-type="string">
            <text:p>BreadTalk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9" office:value-type="string" calcext:value-type="string">
            <text:p>Umbrella</text:p>
          </table:table-cell>
          <table:table-cell table:style-name="ce9" table:number-columns-repeated="2"/>
          <table:table-cell table:style-name="ce9" office:value-type="float" office:value="195" calcext:value-type="float">
            <text:p>195</text:p>
          </table:table-cell>
          <table:table-cell table:style-name="ce9" table:number-columns-repeated="3"/>
          <table:table-cell table:number-columns-repeated="1016"/>
        </table:table-row>
        <table:table-row table:style-name="ro7">
          <table:covered-table-cell table:style-name="ce7"/>
          <table:table-cell table:style-name="ce9" office:value-type="string" calcext:value-type="string">
            <text:p>MINISTOP</text:p>
          </table:table-cell>
          <table:table-cell table:style-name="ce9" table:number-columns-repeated="2"/>
          <table:table-cell table:style-name="ce9" table:formula="of:=82+90" office:value-type="float" office:value="172" calcext:value-type="float">
            <text:p>172</text:p>
          </table:table-cell>
          <table:table-cell table:style-name="ce9" table:number-columns-repeated="2"/>
          <table:table-cell table:style-name="ce9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6-21" calcext:value-type="date" table:number-columns-spanned="1" table:number-rows-spanned="4">
            <text:p>2018-06-21</text:p>
          </table:table-cell>
          <table:table-cell table:style-name="ce9" office:value-type="string" calcext:value-type="string">
            <text:p>Jeep</text:p>
          </table:table-cell>
          <table:table-cell table:style-name="ce9" table:number-columns-repeated="2"/>
          <table:table-cell table:style-name="ce9" office:value-type="float" office:value="16" calcext:value-type="float">
            <text:p>16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Breakfast</text:p>
          </table:table-cell>
          <table:table-cell table:style-name="ce9" table:number-columns-repeated="2"/>
          <table:table-cell table:style-name="ce9" office:value-type="float" office:value="85" calcext:value-type="float">
            <text:p>85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9" office:value-type="string" calcext:value-type="string">
            <text:p>Lunch</text:p>
          </table:table-cell>
          <table:table-cell table:style-name="ce9" table:number-columns-repeated="2"/>
          <table:table-cell table:style-name="ce9" table:formula="of:=180+115" office:value-type="float" office:value="295" calcext:value-type="float">
            <text:p>295</text:p>
          </table:table-cell>
          <table:table-cell table:style-name="ce9" table:number-columns-repeated="2"/>
          <table:table-cell table:style-name="ce9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9" office:value-type="string" calcext:value-type="string">
            <text:p>MINISTOP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number-columns-repeated="2"/>
          <table:table-cell table:style-name="ce9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1">
          <table:table-cell table:style-name="ce7" office:value-type="date" office:date-value="2018-06-22" calcext:value-type="date" table:number-columns-spanned="1" table:number-rows-spanned="5">
            <text:p>2018-06-22</text:p>
          </table:table-cell>
          <table:table-cell table:style-name="ce9" office:value-type="string" calcext:value-type="string">
            <text:p>Jeep</text:p>
          </table:table-cell>
          <table:table-cell table:style-name="ce9" table:number-columns-repeated="2"/>
          <table:table-cell table:style-name="ce9" office:value-type="float" office:value="26" calcext:value-type="float">
            <text:p>26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9" office:value-type="string" calcext:value-type="string">
            <text:p>Breakfast</text:p>
          </table:table-cell>
          <table:table-cell table:style-name="ce9" table:number-columns-repeated="2"/>
          <table:table-cell table:style-name="ce9" table:formula="of:=120" office:value-type="float" office:value="120" calcext:value-type="float">
            <text:p>120</text:p>
          </table:table-cell>
          <table:table-cell table:style-name="ce9" table:number-columns-repeated="2"/>
          <table:table-cell table:style-name="ce9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Movie</text:p>
          </table:table-cell>
          <table:table-cell table:style-name="ce9" table:number-columns-repeated="2"/>
          <table:table-cell table:style-name="ce9" office:value-type="float" office:value="1050" calcext:value-type="float">
            <text:p>1050</text:p>
          </table:table-cell>
          <table:table-cell table:style-name="ce9" table:number-columns-repeated="2"/>
          <table:table-cell table:style-name="ce9" office:value-type="string" calcext:value-type="string">
            <text:p>The Incredibles 2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Karmen</text:p>
          </table:table-cell>
          <table:table-cell table:number-columns-repeated="2" table:style-name="ce9" office:value-type="float" office:value="2000" calcext:value-type="float">
            <text:p>2000</text:p>
          </table:table-cell>
          <table:table-cell table:style-name="ce9" table:number-columns-repeated="4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Dinner</text:p>
          </table:table-cell>
          <table:table-cell table:style-name="ce9" table:number-columns-repeated="2"/>
          <table:table-cell table:style-name="ce9" office:value-type="float" office:value="894" calcext:value-type="float">
            <text:p>894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7" office:value-type="date" office:date-value="2018-06-23" calcext:value-type="date">
            <text:p>2018-06-23</text:p>
          </table:table-cell>
          <table:table-cell table:style-name="ce10" table:number-columns-repeated="7"/>
          <table:table-cell table:number-columns-repeated="1016"/>
        </table:table-row>
        <table:table-row table:style-name="ro3">
          <table:table-cell table:style-name="ce7" office:value-type="date" office:date-value="2018-06-24" calcext:value-type="date">
            <text:p>2018-06-24</text:p>
          </table:table-cell>
          <table:table-cell table:style-name="ce10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5" calcext:value-type="date" table:number-columns-spanned="1" table:number-rows-spanned="5">
            <text:p>2018-06-25</text:p>
          </table:table-cell>
          <table:table-cell table:style-name="ce9" office:value-type="string" calcext:value-type="string">
            <text:p>Jeep</text:p>
          </table:table-cell>
          <table:table-cell table:style-name="ce9" table:number-columns-repeated="2"/>
          <table:table-cell table:style-name="ce9" office:value-type="float" office:value="16" calcext:value-type="float">
            <text:p>16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Breakfast</text:p>
          </table:table-cell>
          <table:table-cell table:style-name="ce9" table:number-columns-repeated="2"/>
          <table:table-cell table:style-name="ce9" office:value-type="float" office:value="145" calcext:value-type="float">
            <text:p>145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BDO</text:p>
          </table:table-cell>
          <table:table-cell table:style-name="ce9"/>
          <table:table-cell table:style-name="ce9" office:value-type="float" office:value="5000" calcext:value-type="float">
            <text:p>5000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table:number-columns-repeated="2"/>
          <table:table-cell table:style-name="ce9"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6" calcext:value-type="date" table:number-columns-spanned="1" table:number-rows-spanned="2">
            <text:p>2018-06-2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7" calcext:value-type="date" table:number-columns-spanned="1" table:number-rows-spanned="2">
            <text:p>2018-06-2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8" calcext:value-type="date" table:number-columns-spanned="1" table:number-rows-spanned="2">
            <text:p>2018-06-2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9" calcext:value-type="date" table:number-columns-spanned="1" table:number-rows-spanned="2">
            <text:p>2018-06-2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30" calcext:value-type="date" table:number-columns-spanned="1" table:number-rows-spanned="2">
            <text:p>2018-06-3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PHP</text:p>
          </table:table-cell>
          <table:table-cell table:style-name="ce6" office:value-type="string" calcext:value-type="string" table:number-columns-spanned="1" table:number-rows-spanned="3">
            <text:p>All</text:p>
          </table:table-cell>
          <table:table-cell table:style-name="ce6" table:formula="of:=SUM([.C2:.C53])" office:value-type="float" office:value="1323411" calcext:value-type="float">
            <text:p>1323411</text:p>
          </table:table-cell>
          <table:table-cell table:style-name="ce6" table:formula="of:=SUM([.D2:.D53])" office:value-type="float" office:value="13411" calcext:value-type="float">
            <text:p>13411</text:p>
          </table:table-cell>
          <table:table-cell table:style-name="ce6" table:formula="of:=SUM([.E2:.E53])" office:value-type="float" office:value="8741" calcext:value-type="float">
            <text:p>8741</text:p>
          </table:table-cell>
          <table:table-cell table:style-name="ce6" table:formula="of:=[.C55]-[.D55]" office:value-type="float" office:value="1310000" calcext:value-type="float">
            <text:p>1310000</text:p>
          </table:table-cell>
          <table:table-cell table:style-name="ce6" table:formula="of:=[.D55]-[.E55]" office:value-type="float" office:value="4670" calcext:value-type="float">
            <text:p>4670</text:p>
          </table:table-cell>
          <table:table-cell table:style-name="ce12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6"/>
          <table:table-cell table:style-name="ce6" table:formula="of:=FLOOR([.C55]/[.H56];1)" office:value-type="float" office:value="158882" calcext:value-type="float">
            <text:p>158882</text:p>
          </table:table-cell>
          <table:table-cell table:style-name="ce6" table:formula="of:=FLOOR([.D55]/[.H56];1)" office:value-type="float" office:value="1610" calcext:value-type="float">
            <text:p>1610</text:p>
          </table:table-cell>
          <table:table-cell table:style-name="ce6" table:formula="of:=FLOOR([.E55]/[.H56];1)" office:value-type="float" office:value="1049" calcext:value-type="float">
            <text:p>1049</text:p>
          </table:table-cell>
          <table:table-cell table:style-name="ce6" table:formula="of:=FLOOR([.F55]/[.H56];1)" office:value-type="float" office:value="157272" calcext:value-type="float">
            <text:p>157272</text:p>
          </table:table-cell>
          <table:table-cell table:style-name="ce6" table:formula="of:=FLOOR([.G55]/[.H56];1)" office:value-type="float" office:value="560" calcext:value-type="float">
            <text:p>560</text:p>
          </table:table-cell>
          <table:table-cell table:style-name="ce13" table:formula="of:=[FOREX.C1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6"/>
          <table:table-cell table:style-name="ce6" table:formula="of:=FLOOR([.C55]/[.H57];1)" office:value-type="float" office:value="162083" calcext:value-type="float">
            <text:p>162083</text:p>
          </table:table-cell>
          <table:table-cell table:style-name="ce6" table:formula="of:=FLOOR([.D55]/[.H57];1)" office:value-type="float" office:value="1642" calcext:value-type="float">
            <text:p>1642</text:p>
          </table:table-cell>
          <table:table-cell table:style-name="ce6" table:formula="of:=FLOOR([.E55]/[.H57];1)" office:value-type="float" office:value="1070" calcext:value-type="float">
            <text:p>1070</text:p>
          </table:table-cell>
          <table:table-cell table:style-name="ce6" table:formula="of:=FLOOR([.F55]/[.H57];1)" office:value-type="float" office:value="160440" calcext:value-type="float">
            <text:p>160440</text:p>
          </table:table-cell>
          <table:table-cell table:style-name="ce11" table:formula="of:=FLOOR([.G55]/[.H57];1)" office:value-type="float" office:value="571" calcext:value-type="float">
            <text:p>571</text:p>
          </table:table-cell>
          <table:table-cell table:style-name="ce14" table:formula="of:=[FOREX.C2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table:table-column table:style-name="co1" table:number-columns-repeated="3" table:default-cell-style-name="ce8"/>
        <table:table-column table:style-name="co3" table:default-cell-style-name="ce8"/>
        <table:table-column table:style-name="co1" table:number-columns-repeated="3" table:default-cell-style-name="ce8"/>
        <table:table-column table:style-name="co5" table:default-cell-style-name="ce8"/>
        <table:table-column table:style-name="co3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7-01" calcext:value-type="date" table:number-columns-spanned="1" table:number-rows-spanned="2">
            <text:p>2018-07-0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2" calcext:value-type="date" table:number-columns-spanned="1" table:number-rows-spanned="2">
            <text:p>2018-07-0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3" calcext:value-type="date" table:number-columns-spanned="1" table:number-rows-spanned="2">
            <text:p>2018-07-0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4" calcext:value-type="date" table:number-columns-spanned="1" table:number-rows-spanned="2">
            <text:p>2018-07-0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5" calcext:value-type="date" table:number-columns-spanned="1" table:number-rows-spanned="2">
            <text:p>2018-07-0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6" calcext:value-type="date" table:number-columns-spanned="1" table:number-rows-spanned="2">
            <text:p>2018-07-0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7" calcext:value-type="date" table:number-columns-spanned="1" table:number-rows-spanned="2">
            <text:p>2018-07-0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8" calcext:value-type="date" table:number-columns-spanned="1" table:number-rows-spanned="2">
            <text:p>2018-07-0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9" calcext:value-type="date" table:number-columns-spanned="1" table:number-rows-spanned="2">
            <text:p>2018-07-0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0" calcext:value-type="date" table:number-columns-spanned="1" table:number-rows-spanned="2">
            <text:p>2018-07-1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1" calcext:value-type="date" table:number-columns-spanned="1" table:number-rows-spanned="2">
            <text:p>2018-07-1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2" calcext:value-type="date" table:number-columns-spanned="1" table:number-rows-spanned="2">
            <text:p>2018-07-1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3" calcext:value-type="date" table:number-columns-spanned="1" table:number-rows-spanned="2">
            <text:p>2018-07-1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4" calcext:value-type="date" table:number-columns-spanned="1" table:number-rows-spanned="2">
            <text:p>2018-07-1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5" calcext:value-type="date" table:number-columns-spanned="1" table:number-rows-spanned="2">
            <text:p>2018-07-1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6" calcext:value-type="date" table:number-columns-spanned="1" table:number-rows-spanned="2">
            <text:p>2018-07-1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7" calcext:value-type="date" table:number-columns-spanned="1" table:number-rows-spanned="2">
            <text:p>2018-07-1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8" calcext:value-type="date" table:number-columns-spanned="1" table:number-rows-spanned="2">
            <text:p>2018-07-1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9" calcext:value-type="date" table:number-columns-spanned="1" table:number-rows-spanned="2">
            <text:p>2018-07-1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0" calcext:value-type="date" table:number-columns-spanned="1" table:number-rows-spanned="2">
            <text:p>2018-07-2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1" calcext:value-type="date" table:number-columns-spanned="1" table:number-rows-spanned="2">
            <text:p>2018-07-2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2" calcext:value-type="date" table:number-columns-spanned="1" table:number-rows-spanned="2">
            <text:p>2018-07-2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3" calcext:value-type="date" table:number-columns-spanned="1" table:number-rows-spanned="2">
            <text:p>2018-07-2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4" calcext:value-type="date" table:number-columns-spanned="1" table:number-rows-spanned="2">
            <text:p>2018-07-2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5" calcext:value-type="date" table:number-columns-spanned="1" table:number-rows-spanned="2">
            <text:p>2018-07-2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6" calcext:value-type="date" table:number-columns-spanned="1" table:number-rows-spanned="2">
            <text:p>2018-07-2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7" calcext:value-type="date" table:number-columns-spanned="1" table:number-rows-spanned="2">
            <text:p>2018-07-2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8" calcext:value-type="date" table:number-columns-spanned="1" table:number-rows-spanned="2">
            <text:p>2018-07-2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9" calcext:value-type="date" table:number-columns-spanned="1" table:number-rows-spanned="2">
            <text:p>2018-07-2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30" calcext:value-type="date" table:number-columns-spanned="1" table:number-rows-spanned="2">
            <text:p>2018-07-3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15" office:value-type="date" office:date-value="2018-07-31" calcext:value-type="date" table:number-columns-spanned="1" table:number-rows-spanned="2">
            <text:p>2018-07-3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16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PHP</text:p>
          </table:table-cell>
          <table:table-cell table:style-name="ce6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0" calcext:value-type="float">
            <text:p>0</text:p>
          </table:table-cell>
          <table:table-cell table:style-name="ce6" table:formula="of:=SUM([.D2:.D63])" office:value-type="float" office:value="0" calcext:value-type="float">
            <text:p>0</text:p>
          </table:table-cell>
          <table:table-cell table:style-name="ce6" table:formula="of:=SUM([.E2:.E63])" office:value-type="float" office:value="0" calcext:value-type="float">
            <text:p>0</text:p>
          </table:table-cell>
          <table:table-cell table:style-name="ce6" table:formula="of:=['201806'.F55]+[.C64]-[.D64]" office:value-type="float" office:value="1310000" calcext:value-type="float">
            <text:p>1310000</text:p>
          </table:table-cell>
          <table:table-cell table:style-name="ce6" table:formula="of:=['201806'.G55]+[.D64]-[.E64]" office:value-type="float" office:value="4670" calcext:value-type="float">
            <text:p>4670</text:p>
          </table:table-cell>
          <table:table-cell table:style-name="ce12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6"/>
          <table:table-cell table:style-name="ce6" table:formula="of:=FLOOR([.C64]/[.H65])" office:value-type="float" office:value="0" calcext:value-type="float">
            <text:p>0</text:p>
          </table:table-cell>
          <table:table-cell table:style-name="ce6" table:formula="of:=FLOOR([.D64]/[.H65])" office:value-type="float" office:value="0" calcext:value-type="float">
            <text:p>0</text:p>
          </table:table-cell>
          <table:table-cell table:style-name="ce6" table:formula="of:=FLOOR([.E64]/[.H65])" office:value-type="float" office:value="0" calcext:value-type="float">
            <text:p>0</text:p>
          </table:table-cell>
          <table:table-cell table:style-name="ce6" table:formula="of:=FLOOR([.F64]/[.H65])" office:value-type="float" office:value="157272" calcext:value-type="float">
            <text:p>157272</text:p>
          </table:table-cell>
          <table:table-cell table:style-name="ce6" table:formula="of:=FLOOR([.G64]/[.H65])" office:value-type="float" office:value="560" calcext:value-type="float">
            <text:p>560</text:p>
          </table:table-cell>
          <table:table-cell table:style-name="ce13" table:formula="of:=[FOREX.C3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6"/>
          <table:table-cell table:style-name="ce6" table:formula="of:=FLOOR([.C64]/[.H66])" office:value-type="float" office:value="0" calcext:value-type="float">
            <text:p>0</text:p>
          </table:table-cell>
          <table:table-cell table:style-name="ce6" table:formula="of:=FLOOR([.D64]/[.H66])" office:value-type="float" office:value="0" calcext:value-type="float">
            <text:p>0</text:p>
          </table:table-cell>
          <table:table-cell table:style-name="ce6" table:formula="of:=FLOOR([.E64]/[.H66])" office:value-type="float" office:value="0" calcext:value-type="float">
            <text:p>0</text:p>
          </table:table-cell>
          <table:table-cell table:style-name="ce6" table:formula="of:=FLOOR([.F64]/[.H66])" office:value-type="float" office:value="160440" calcext:value-type="float">
            <text:p>160440</text:p>
          </table:table-cell>
          <table:table-cell table:style-name="ce11" table:formula="of:=FLOOR([.G64]/[.H66])" office:value-type="float" office:value="571" calcext:value-type="float">
            <text:p>571</text:p>
          </table:table-cell>
          <table:table-cell table:style-name="ce14" table:formula="of:=[FOREX.C4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office:forms form:automatic-focus="false" form:apply-design-mode="false"/>
        <table:table-column table:style-name="co1" table:number-columns-repeated="3" table:default-cell-style-name="ce8"/>
        <table:table-column table:style-name="co3" table:default-cell-style-name="ce8"/>
        <table:table-column table:style-name="co1" table:number-columns-repeated="3" table:default-cell-style-name="ce8"/>
        <table:table-column table:style-name="co5" table:default-cell-style-name="ce8"/>
        <table:table-column table:style-name="co3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8-01" calcext:value-type="date" table:number-columns-spanned="1" table:number-rows-spanned="2">
            <text:p>2018-08-0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2" calcext:value-type="date" table:number-columns-spanned="1" table:number-rows-spanned="2">
            <text:p>2018-08-0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3" calcext:value-type="date" table:number-columns-spanned="1" table:number-rows-spanned="2">
            <text:p>2018-08-0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4" calcext:value-type="date" table:number-columns-spanned="1" table:number-rows-spanned="2">
            <text:p>2018-08-0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5" calcext:value-type="date" table:number-columns-spanned="1" table:number-rows-spanned="2">
            <text:p>2018-08-0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6" calcext:value-type="date" table:number-columns-spanned="1" table:number-rows-spanned="2">
            <text:p>2018-08-0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7" calcext:value-type="date" table:number-columns-spanned="1" table:number-rows-spanned="2">
            <text:p>2018-08-0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8" calcext:value-type="date" table:number-columns-spanned="1" table:number-rows-spanned="2">
            <text:p>2018-08-0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9" calcext:value-type="date" table:number-columns-spanned="1" table:number-rows-spanned="2">
            <text:p>2018-08-0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0" calcext:value-type="date" table:number-columns-spanned="1" table:number-rows-spanned="2">
            <text:p>2018-08-1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1" calcext:value-type="date" table:number-columns-spanned="1" table:number-rows-spanned="2">
            <text:p>2018-08-1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2" calcext:value-type="date" table:number-columns-spanned="1" table:number-rows-spanned="2">
            <text:p>2018-08-1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3" calcext:value-type="date" table:number-columns-spanned="1" table:number-rows-spanned="2">
            <text:p>2018-08-1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4" calcext:value-type="date" table:number-columns-spanned="1" table:number-rows-spanned="2">
            <text:p>2018-08-1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5" calcext:value-type="date" table:number-columns-spanned="1" table:number-rows-spanned="2">
            <text:p>2018-08-1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6" calcext:value-type="date" table:number-columns-spanned="1" table:number-rows-spanned="2">
            <text:p>2018-08-1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7" calcext:value-type="date" table:number-columns-spanned="1" table:number-rows-spanned="2">
            <text:p>2018-08-1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8" calcext:value-type="date" table:number-columns-spanned="1" table:number-rows-spanned="2">
            <text:p>2018-08-1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9" calcext:value-type="date" table:number-columns-spanned="1" table:number-rows-spanned="2">
            <text:p>2018-08-1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0" calcext:value-type="date" table:number-columns-spanned="1" table:number-rows-spanned="2">
            <text:p>2018-08-2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1" calcext:value-type="date" table:number-columns-spanned="1" table:number-rows-spanned="2">
            <text:p>2018-08-2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2" calcext:value-type="date" table:number-columns-spanned="1" table:number-rows-spanned="2">
            <text:p>2018-08-2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3" calcext:value-type="date" table:number-columns-spanned="1" table:number-rows-spanned="2">
            <text:p>2018-08-2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4" calcext:value-type="date" table:number-columns-spanned="1" table:number-rows-spanned="2">
            <text:p>2018-08-2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5" calcext:value-type="date" table:number-columns-spanned="1" table:number-rows-spanned="2">
            <text:p>2018-08-2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6" calcext:value-type="date" table:number-columns-spanned="1" table:number-rows-spanned="2">
            <text:p>2018-08-2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7" calcext:value-type="date" table:number-columns-spanned="1" table:number-rows-spanned="2">
            <text:p>2018-08-2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8" calcext:value-type="date" table:number-columns-spanned="1" table:number-rows-spanned="2">
            <text:p>2018-08-2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9" calcext:value-type="date" table:number-columns-spanned="1" table:number-rows-spanned="2">
            <text:p>2018-08-2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30" calcext:value-type="date" table:number-columns-spanned="1" table:number-rows-spanned="2">
            <text:p>2018-08-3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15" office:value-type="date" office:date-value="2018-08-31" calcext:value-type="date" table:number-columns-spanned="1" table:number-rows-spanned="2">
            <text:p>2018-08-3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16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PHP</text:p>
          </table:table-cell>
          <table:table-cell table:style-name="ce6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0" calcext:value-type="float">
            <text:p>0</text:p>
          </table:table-cell>
          <table:table-cell table:style-name="ce6" table:formula="of:=SUM([.D2:.D63])" office:value-type="float" office:value="0" calcext:value-type="float">
            <text:p>0</text:p>
          </table:table-cell>
          <table:table-cell table:style-name="ce6" table:formula="of:=SUM([.E2:.E63])" office:value-type="float" office:value="0" calcext:value-type="float">
            <text:p>0</text:p>
          </table:table-cell>
          <table:table-cell table:style-name="ce6" table:formula="of:=['201807'.F64]+[.C64]-[.D64]" office:value-type="float" office:value="1310000" calcext:value-type="float">
            <text:p>1310000</text:p>
          </table:table-cell>
          <table:table-cell table:style-name="ce6" table:formula="of:=['201807'.G64]+[.D64]-[.E64]" office:value-type="float" office:value="4670" calcext:value-type="float">
            <text:p>4670</text:p>
          </table:table-cell>
          <table:table-cell table:style-name="ce12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6"/>
          <table:table-cell table:style-name="ce6" table:formula="of:=ROUND([.C64]/[.H65])" office:value-type="float" office:value="0" calcext:value-type="float">
            <text:p>0</text:p>
          </table:table-cell>
          <table:table-cell table:style-name="ce6" table:formula="of:=ROUND([.D64]/[.H65])" office:value-type="float" office:value="0" calcext:value-type="float">
            <text:p>0</text:p>
          </table:table-cell>
          <table:table-cell table:style-name="ce6" table:formula="of:=ROUND([.E64]/[.H65])" office:value-type="float" office:value="0" calcext:value-type="float">
            <text:p>0</text:p>
          </table:table-cell>
          <table:table-cell table:style-name="ce6" table:formula="of:=ROUND([.F64]/[.H65])" office:value-type="float" office:value="157272" calcext:value-type="float">
            <text:p>157272</text:p>
          </table:table-cell>
          <table:table-cell table:style-name="ce6" table:formula="of:=FLOOR([.G64]/[.H65])" office:value-type="float" office:value="560" calcext:value-type="float">
            <text:p>560</text:p>
          </table:table-cell>
          <table:table-cell table:style-name="ce13" table:formula="of:=[FOREX.C5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6"/>
          <table:table-cell table:style-name="ce6" table:formula="of:=ROUND([.C64]/[.H66])" office:value-type="float" office:value="0" calcext:value-type="float">
            <text:p>0</text:p>
          </table:table-cell>
          <table:table-cell table:style-name="ce6" table:formula="of:=ROUND([.D64]/[.H66])" office:value-type="float" office:value="0" calcext:value-type="float">
            <text:p>0</text:p>
          </table:table-cell>
          <table:table-cell table:style-name="ce6" table:formula="of:=ROUND([.E64]/[.H66])" office:value-type="float" office:value="0" calcext:value-type="float">
            <text:p>0</text:p>
          </table:table-cell>
          <table:table-cell table:style-name="ce6" table:formula="of:=ROUND([.F64]/[.H66])" office:value-type="float" office:value="160441" calcext:value-type="float">
            <text:p>160441</text:p>
          </table:table-cell>
          <table:table-cell table:style-name="ce11" table:formula="of:=FLOOR([.G64]/[.H66])" office:value-type="float" office:value="571" calcext:value-type="float">
            <text:p>571</text:p>
          </table:table-cell>
          <table:table-cell table:style-name="ce14" table:formula="of:=[FOREX.C6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18"/>
        <table:table-column table:style-name="co5" table:default-cell-style-name="ce18"/>
        <table:table-column table:style-name="co3" table:default-cell-style-name="ce18"/>
        <table:table-column table:style-name="co1" table:number-columns-repeated="1014" table:default-cell-style-name="ce18"/>
        <table:table-column table:style-name="co1" table:default-cell-style-name="Default"/>
        <table:table-row table:style-name="ro8">
          <table:table-cell table:style-name="ce6" office:value-type="string" calcext:value-type="string">
            <text:p>日期</text:p>
          </table:table-cell>
          <table:table-cell table:style-name="ce6" office:value-type="string" calcext:value-type="string">
            <text:p>事项</text:p>
          </table:table-cell>
          <table:table-cell table:style-name="ce6" office:value-type="string" calcext:value-type="string">
            <text:p>收入</text:p>
          </table:table-cell>
          <table:table-cell table:style-name="ce6" office:value-type="string" calcext:value-type="string">
            <text:p>提款</text:p>
          </table:table-cell>
          <table:table-cell table:style-name="ce6" office:value-type="string" calcext:value-type="string">
            <text:p>支出</text:p>
          </table:table-cell>
          <table:table-cell table:style-name="ce6" office:value-type="string" calcext:value-type="string">
            <text:p>余额</text:p>
          </table:table-cell>
          <table:table-cell table:style-name="ce6" office:value-type="string" calcext:value-type="string">
            <text:p>零钱</text:p>
          </table:table-cell>
          <table:table-cell table:style-name="ce6" office:value-type="string" calcext:value-type="string">
            <text:p>备注</text:p>
          </table:table-cell>
          <table:table-cell table:style-name="ce6" table:number-columns-repeated="1015"/>
          <table:table-cell/>
        </table:table-row>
        <table:table-row table:style-name="ro1">
          <table:table-cell table:style-name="ce17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17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17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17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17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17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17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17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17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17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17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17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covered-table-cell table:style-name="ce17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17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17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17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17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17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17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7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7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7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7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7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7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7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7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7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7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7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7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17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17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17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7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17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7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7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7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7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7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7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8">
          <table:table-cell table:style-name="ce6" office:value-type="string" calcext:value-type="string">
            <text:p>总计</text:p>
          </table:table-cell>
          <table:table-cell table:style-name="ce6" office:value-type="string" calcext:value-type="string">
            <text:p>All</text:p>
          </table:table-cell>
          <table:table-cell table:style-name="ce6" table:formula="of:=SUM([.C2:.C43])" office:value-type="float" office:value="161945" calcext:value-type="float">
            <text:p>161945</text:p>
          </table:table-cell>
          <table:table-cell table:style-name="ce6" table:formula="of:=SUM([.D2:.D43])" office:value-type="float" office:value="185445" calcext:value-type="float">
            <text:p>185445</text:p>
          </table:table-cell>
          <table:table-cell table:style-name="ce6" table:formula="of:=SUM([.E2:.E43])" office:value-type="float" office:value="183645" calcext:value-type="float">
            <text:p>183645</text:p>
          </table:table-cell>
          <table:table-cell table:style-name="ce6" table:formula="of:=['201806'.F55]+[.C44]-[.D44]" office:value-type="float" office:value="1286500" calcext:value-type="float">
            <text:p>1286500</text:p>
          </table:table-cell>
          <table:table-cell table:style-name="ce6" table:formula="of:=['201806'.G55]+[.D44]-[.E44]" office:value-type="float" office:value="6470" calcext:value-type="float">
            <text:p>6470</text:p>
          </table:table-cell>
          <table:table-cell table:style-name="ce6" table:number-columns-repeated="1016"/>
          <table:table-cell/>
        </table:table-row>
        <table:table-row table:style-name="ro1">
          <table:table-cell table:style-name="ce6" office:value-type="string" calcext:value-type="string">
            <text:p>RMB</text:p>
          </table:table-cell>
          <table:table-cell table:style-name="ce6"/>
          <table:table-cell table:style-name="ce6" table:formula="of:=ROUND([.C44]/7.3)" office:value-type="float" office:value="22184" calcext:value-type="float">
            <text:p>22184</text:p>
          </table:table-cell>
          <table:table-cell table:style-name="ce6" table:formula="of:=ROUND([.D44]/7.3)" office:value-type="float" office:value="25403" calcext:value-type="float">
            <text:p>25403</text:p>
          </table:table-cell>
          <table:table-cell table:style-name="ce6" table:formula="of:=ROUND([.E44]/7.3)" office:value-type="float" office:value="25157" calcext:value-type="float">
            <text:p>25157</text:p>
          </table:table-cell>
          <table:table-cell table:style-name="ce6" table:formula="of:=ROUND([.F44]/7.3)" office:value-type="float" office:value="176233" calcext:value-type="float">
            <text:p>176233</text:p>
          </table:table-cell>
          <table:table-cell table:style-name="ce6" table:formula="of:=[.C45]-[.E45]" office:value-type="float" office:value="-2973" calcext:value-type="float">
            <text:p>-2973</text:p>
          </table:table-cell>
          <table:table-cell table:style-name="ce6" table:number-columns-repeated="1016"/>
          <table:table-cell table:style-name="ce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55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 style:data-style-name="N2" text:time-value="10:15:45.385071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25T10:23:34.158210451</dc:date>
    <meta:editing-duration>P5DT37M22S</meta:editing-duration>
    <meta:editing-cycles>281</meta:editing-cycles>
    <meta:generator>LibreOffice/5.1.6.2$Linux_X86_64 LibreOffice_project/10m0$Build-2</meta:generator>
    <meta:document-statistic meta:table-count="5" meta:cell-count="408" meta:object-count="0"/>
  </office:meta>
</office:document-meta>
</file>